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89in"/>
    </style:style>
    <style:style style:name="co2" style:family="table-column">
      <style:table-column-properties fo:break-before="auto" style:column-width="1.8654in"/>
    </style:style>
    <style:style style:name="co3" style:family="table-column">
      <style:table-column-properties fo:break-before="auto" style:column-width="3.1902in"/>
    </style:style>
    <style:style style:name="co4" style:family="table-column">
      <style:table-column-properties fo:break-before="auto" style:column-width="1.4154in"/>
    </style:style>
    <style:style style:name="co5" style:family="table-column">
      <style:table-column-properties fo:break-before="auto" style:column-width="2.2299in"/>
    </style:style>
    <style:style style:name="co6" style:family="table-column">
      <style:table-column-properties fo:break-before="auto" style:column-width="2.026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 fo:hyphenate="true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hyphenate="tru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">
      <style:table-cell-properties style:text-align-source="fix" style:repeat-content="false" fo:wrap-option="wrap" style:vertical-align="top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style:text-align-source="fix" style:repeat-content="false" fo:wrap-option="wrap" style:vertical-align="top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10"/>
        <table:table-column table:style-name="co4" table:default-cell-style-name="ce6"/>
        <table:table-column table:style-name="co2" table:default-cell-style-name="ce6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row table:style-name="ro1">
          <table:table-cell table:style-name="ce1" office:value-type="string" calcext:value-type="string">
            <text:p>NAAM (ENGELS)</text:p>
          </table:table-cell>
          <table:table-cell table:style-name="ce1" office:value-type="string" calcext:value-type="string">
            <text:p>SYNONIEM</text:p>
          </table:table-cell>
          <table:table-cell table:style-name="ce1" office:value-type="string" calcext:value-type="string">
            <text:p>FULL NAME</text:p>
          </table:table-cell>
          <table:table-cell table:style-name="ce9" office:value-type="string" calcext:value-type="string">
            <text:p>BESCHRIJVING</text:p>
          </table:table-cell>
          <table:table-cell table:style-name="ce5" office:value-type="string" calcext:value-type="string">
            <text:p>Google hits</text:p>
          </table:table-cell>
          <table:table-cell table:style-name="ce5" office:value-type="string" calcext:value-type="string">
            <text:p>Google hits incl cabochon</text:p>
          </table:table-cell>
          <table:table-cell table:style-name="ce1" office:value-type="string" calcext:value-type="string">
            <text:p>FOTO</text:p>
          </table:table-cell>
          <table:table-cell table:style-name="ce1" office:value-type="string" calcext:value-type="string">
            <text:p>URL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African</text:p>
          </table:table-cell>
          <table:table-cell office:value-type="string" calcext:value-type="string">
            <text:p>Turquoise</text:p>
          </table:table-cell>
          <table:table-cell table:formula="of:=CONCATENATE(&quot;&quot;&quot;&quot;;[.A2];&quot; jasper&quot;;&quot;&quot;&quot;&quot;)" office:value-type="string" office:string-value="&quot;African jasper&quot;" calcext:value-type="string">
            <text:p>"African jasper"</text:p>
          </table:table-cell>
          <table:table-cell office:value-type="string" calcext:value-type="string">
            <text:p>From Africa. Turquoise but also other types or colors</text:p>
          </table:table-cell>
          <table:table-cell office:value-type="float" office:value="210000" calcext:value-type="float">
            <text:p>210,000</text:p>
          </table:table-cell>
          <table:table-cell office:value-type="float" office:value="6970" calcext:value-type="float">
            <text:p>6,97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gate</text:p>
          </table:table-cell>
          <table:table-cell office:value-type="string" calcext:value-type="string">
            <text:p>Jaspagate</text:p>
          </table:table-cell>
          <table:table-cell table:formula="of:=CONCATENATE(&quot;&quot;&quot;&quot;;[.A3];&quot; jasper&quot;;&quot;&quot;&quot;&quot;)" office:value-type="string" office:string-value="&quot;Agate jasper&quot;" calcext:value-type="string">
            <text:p>"Agate jasper"</text:p>
          </table:table-cell>
          <table:table-cell office:value-type="string" calcext:value-type="string">
            <text:p>Generic name. Also lots of hits explain difference between chalcddenoy, jasper and agate. Pseudo Jasper (mineralienatlas)</text:p>
          </table:table-cell>
          <table:table-cell office:value-type="float" office:value="977000" calcext:value-type="float">
            <text:p>977,000</text:p>
          </table:table-cell>
          <table:table-cell office:value-type="float" office:value="35200" calcext:value-type="float">
            <text:p>35,2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erican picture</text:p>
          </table:table-cell>
          <table:table-cell/>
          <table:table-cell table:formula="of:=CONCATENATE(&quot;&quot;&quot;&quot;;[.A4];&quot; jasper&quot;;&quot;&quot;&quot;&quot;)" office:value-type="string" office:string-value="&quot;American picture jasper&quot;" calcext:value-type="string">
            <text:p>"American picture jasper"</text:p>
          </table:table-cell>
          <table:table-cell office:value-type="string" calcext:value-type="string">
            <text:p>Origin and descriptiaon</text:p>
          </table:table-cell>
          <table:table-cell office:value-type="float" office:value="16800" calcext:value-type="float">
            <text:p>16,800</text:p>
          </table:table-cell>
          <table:table-cell office:value-type="float" office:value="11500" calcext:value-type="float">
            <text:p>11,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stasi</text:p>
          </table:table-cell>
          <table:table-cell/>
          <table:table-cell table:formula="of:=CONCATENATE(&quot;&quot;&quot;&quot;;[.A5];&quot; jasper&quot;;&quot;&quot;&quot;&quot;)" office:value-type="string" office:string-value="&quot;Anastasi jasper&quot;" calcext:value-type="string">
            <text:p>"Anastasi jasper"</text:p>
          </table:table-cell>
          <table:table-cell office:value-type="string" calcext:value-type="string">
            <text:p>uit Idaho</text:p>
          </table:table-cell>
          <table:table-cell office:value-type="float" office:value="16800" calcext:value-type="float">
            <text:p>16,8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ache picture</text:p>
          </table:table-cell>
          <table:table-cell/>
          <table:table-cell table:formula="of:=CONCATENATE(&quot;&quot;&quot;&quot;;[.A6];&quot; jasper&quot;;&quot;&quot;&quot;&quot;)" office:value-type="string" office:string-value="&quot;Apache picture jasper&quot;" calcext:value-type="string">
            <text:p>"Apache picture jasper"</text:p>
          </table:table-cell>
          <table:table-cell office:value-type="string" calcext:value-type="string">
            <text:p>New Mexico (Hans Gamm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stic</text:p>
          </table:table-cell>
          <table:table-cell office:value-type="string" calcext:value-type="string">
            <text:p>Chohua</text:p>
          </table:table-cell>
          <table:table-cell table:formula="of:=CONCATENATE(&quot;&quot;&quot;&quot;;[.A7];&quot; jasper&quot;;&quot;&quot;&quot;&quot;)" office:value-type="string" office:string-value="&quot;Artistic jasper&quot;" calcext:value-type="string">
            <text:p>"Artistic jasper"</text:p>
          </table:table-cell>
          <table:table-cell office:value-type="string" calcext:value-type="string">
            <text:p>resembles brush strokes on blnak canvas</text:p>
          </table:table-cell>
          <table:table-cell office:value-type="float" office:value="15300" calcext:value-type="float">
            <text:p>15,300</text:p>
          </table:table-cell>
          <table:table-cell office:value-type="float" office:value="8400" calcext:value-type="float">
            <text:p>8,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umn</text:p>
          </table:table-cell>
          <table:table-cell office:value-type="string" calcext:value-type="string">
            <text:p>nl: herfstblad</text:p>
          </table:table-cell>
          <table:table-cell table:formula="of:=CONCATENATE(&quot;&quot;&quot;&quot;;[.A8];&quot; jasper&quot;;&quot;&quot;&quot;&quot;)" office:value-type="string" office:string-value="&quot;Autumn jasper&quot;" calcext:value-type="string">
            <text:p>"Autumn jasper"</text:p>
          </table:table-cell>
          <table:table-cell office:value-type="string" calcext:value-type="string">
            <text:p>Colours iof the fall</text:p>
          </table:table-cell>
          <table:table-cell office:value-type="float" office:value="214000" calcext:value-type="float">
            <text:p>214,000</text:p>
          </table:table-cell>
          <table:table-cell office:value-type="float" office:value="17300" calcext:value-type="float">
            <text:p>17,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mboo</text:p>
          </table:table-cell>
          <table:table-cell/>
          <table:table-cell table:formula="of:=CONCATENATE(&quot;&quot;&quot;&quot;;[.A9];&quot; jasper&quot;;&quot;&quot;&quot;&quot;)" office:value-type="string" office:string-value="&quot;Bamboo jasper&quot;" calcext:value-type="string">
            <text:p>"Bamboo jasper"</text:p>
          </table:table-cell>
          <table:table-cell table:style-name="ce11" office:value-type="string" calcext:value-type="string">
            <text:p>conglomerate of sandstone structures in a silica matrix.</text:p>
          </table:table-cell>
          <table:table-cell office:value-type="float" office:value="204000" calcext:value-type="float">
            <text:p>204,000</text:p>
          </table:table-cell>
          <table:table-cell office:value-type="float" office:value="5300" calcext:value-type="float">
            <text:p>5,3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mboo stone</text:p>
          </table:table-cell>
          <table:table-cell office:value-type="string" calcext:value-type="string">
            <text:p>Bamboo</text:p>
          </table:table-cell>
          <table:table-cell table:formula="of:=CONCATENATE(&quot;&quot;&quot;&quot;;[.A10];&quot; jasper&quot;;&quot;&quot;&quot;&quot;)" office:value-type="string" office:string-value="&quot;Bamboo stone jasper&quot;" calcext:value-type="string">
            <text:p>"Bamboo stone jasper"</text:p>
          </table:table-cell>
          <table:table-cell office:value-type="string" calcext:value-type="string">
            <text:p>same as bamboo jasper</text:p>
          </table:table-cell>
          <table:table-cell office:value-type="float" office:value="531" calcext:value-type="float">
            <text:p>5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sanite</text:p>
          </table:table-cell>
          <table:table-cell/>
          <table:table-cell table:formula="of:=CONCATENATE(&quot;&quot;&quot;&quot;;[.A11];&quot; jasper&quot;;&quot;&quot;&quot;&quot;)" office:value-type="string" office:string-value="&quot;Basanite jasper&quot;" calcext:value-type="string">
            <text:p>"Basanite jasper"</text:p>
          </table:table-cell>
          <table:table-cell office:value-type="string" calcext:value-type="string">
            <text:p>Zwarte jasper, maar mineraal basanite is absoluut geen jasper. Hele discussie op mindat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iggs </text:p>
          </table:table-cell>
          <table:table-cell/>
          <table:table-cell table:formula="of:=CONCATENATE(&quot;&quot;&quot;&quot;;[.A12];&quot; jasper&quot;;&quot;&quot;&quot;&quot;)" office:value-type="string" office:string-value="&quot;Biggs  jasper&quot;" calcext:value-type="string">
            <text:p>"Biggs <text:s/>jasper"</text:p>
          </table:table-cell>
          <table:table-cell office:value-type="string" calcext:value-type="string">
            <text:p>a Picture jasper from location Biggs Junction, Oregon</text:p>
          </table:table-cell>
          <table:table-cell office:value-type="float" office:value="180000" calcext:value-type="float">
            <text:p>180,000</text:p>
          </table:table-cell>
          <table:table-cell office:value-type="float" office:value="18900" calcext:value-type="float">
            <text:p>18,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odstone</text:p>
          </table:table-cell>
          <table:table-cell/>
          <table:table-cell table:formula="of:=CONCATENATE(&quot;&quot;&quot;&quot;;[.A13];&quot; jasper&quot;;&quot;&quot;&quot;&quot;)" office:value-type="string" office:string-value="&quot;Bloodstone jasper&quot;" calcext:value-type="string">
            <text:p>"Bloodstone jasper"</text:p>
          </table:table-cell>
          <table:table-cell office:value-type="string" calcext:value-type="string">
            <text:p>aka heliotrope.</text:p>
          </table:table-cell>
          <table:table-cell office:value-type="float" office:value="270000" calcext:value-type="float">
            <text:p>270,000</text:p>
          </table:table-cell>
          <table:table-cell office:value-type="float" office:value="34800" calcext:value-type="float">
            <text:p>34,80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ue</text:p>
          </table:table-cell>
          <table:table-cell/>
          <table:table-cell table:formula="of:=CONCATENATE(&quot;&quot;&quot;&quot;;[.A14];&quot; jasper&quot;;&quot;&quot;&quot;&quot;)" office:value-type="string" office:string-value="&quot;Blue jasper&quot;" calcext:value-type="string">
            <text:p>"Blue jasper"</text:p>
          </table:table-cell>
          <table:table-cell office:value-type="string" calcext:value-type="string">
            <text:p>Blue is often a qualifier with a more specific kind of josper (as in blue ocean jasper for example)</text:p>
          </table:table-cell>
          <table:table-cell office:value-type="float" office:value="485000" calcext:value-type="float">
            <text:p>485,000</text:p>
          </table:table-cell>
          <table:table-cell office:value-type="float" office:value="41500" calcext:value-type="float">
            <text:p>41,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ue mountain</text:p>
          </table:table-cell>
          <table:table-cell/>
          <table:table-cell table:formula="of:=CONCATENATE(&quot;&quot;&quot;&quot;;[.A15];&quot; jasper&quot;;&quot;&quot;&quot;&quot;)" office:value-type="string" office:string-value="&quot;Blue mountain jasper&quot;" calcext:value-type="string">
            <text:p>"Blue mountain jasper"</text:p>
          </table:table-cell>
          <table:table-cell office:value-type="string" calcext:value-type="string">
            <text:p>From Oregon (Mc Dermitt), USA</text:p>
          </table:table-cell>
          <table:table-cell office:value-type="float" office:value="11300" calcext:value-type="float">
            <text:p>11,300</text:p>
          </table:table-cell>
          <table:table-cell office:value-type="float" office:value="4780" calcext:value-type="float">
            <text:p>4,7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od</text:p>
          </table:table-cell>
          <table:table-cell office:value-type="string" calcext:value-type="string">
            <text:p>Bohnertz</text:p>
          </table:table-cell>
          <table:table-cell table:formula="of:=CONCATENATE(&quot;&quot;&quot;&quot;;[.A16];&quot; jasper&quot;;&quot;&quot;&quot;&quot;)" office:value-type="string" office:string-value="&quot;Blood jasper&quot;" calcext:value-type="string">
            <text:p>"Blood jasper"</text:p>
          </table:table-cell>
          <table:table-cell/>
          <table:table-cell office:value-type="float" office:value="255000" calcext:value-type="float">
            <text:p>255,000</text:p>
          </table:table-cell>
          <table:table-cell office:value-type="float" office:value="63000" calcext:value-type="float">
            <text:p>63,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zilian</text:p>
          </table:table-cell>
          <table:table-cell/>
          <table:table-cell table:formula="of:=CONCATENATE(&quot;&quot;&quot;&quot;;[.A17];&quot; jasper&quot;;&quot;&quot;&quot;&quot;)" office:value-type="string" office:string-value="&quot;Brazilian jasper&quot;" calcext:value-type="string">
            <text:p>"Brazilian jasper"</text:p>
          </table:table-cell>
          <table:table-cell office:value-type="string" calcext:value-type="string">
            <text:p>Found in Brazil. Green</text:p>
          </table:table-cell>
          <table:table-cell office:value-type="float" office:value="57300" calcext:value-type="float">
            <text:p>57,300</text:p>
          </table:table-cell>
          <table:table-cell office:value-type="float" office:value="2900" calcext:value-type="float">
            <text:p>2,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cciated</text:p>
          </table:table-cell>
          <table:table-cell/>
          <table:table-cell table:formula="of:=CONCATENATE(&quot;&quot;&quot;&quot;;[.A18];&quot; jasper&quot;;&quot;&quot;&quot;&quot;)" office:value-type="string" office:string-value="&quot;Brecciated jasper&quot;" calcext:value-type="string">
            <text:p>"Brecciated jasper"</text:p>
          </table:table-cell>
          <table:table-cell office:value-type="string" calcext:value-type="string">
            <text:p>Fragments of stones “glued” together, like a breccia. Mostly a kind of red jasper.</text:p>
          </table:table-cell>
          <table:table-cell office:value-type="float" office:value="289000" calcext:value-type="float">
            <text:p>289,000</text:p>
          </table:table-cell>
          <table:table-cell office:value-type="float" office:value="205000" calcext:value-type="float">
            <text:p>205,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uneau</text:p>
          </table:table-cell>
          <table:table-cell/>
          <table:table-cell table:formula="of:=CONCATENATE(&quot;&quot;&quot;&quot;;[.A19];&quot; jasper&quot;;&quot;&quot;&quot;&quot;)" office:value-type="string" office:string-value="&quot;Bruneau jasper&quot;" calcext:value-type="string">
            <text:p>"Bruneau jasper"</text:p>
          </table:table-cell>
          <table:table-cell office:value-type="string" calcext:value-type="string">
            <text:p>from location Bruneau river canyon, idaho.</text:p>
          </table:table-cell>
          <table:table-cell office:value-type="float" office:value="99800" calcext:value-type="float">
            <text:p>99,800</text:p>
          </table:table-cell>
          <table:table-cell office:value-type="float" office:value="48500" calcext:value-type="float">
            <text:p>48,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mblebee</text:p>
          </table:table-cell>
          <table:table-cell/>
          <table:table-cell table:formula="of:=CONCATENATE(&quot;&quot;&quot;&quot;;[.A20];&quot; jasper&quot;;&quot;&quot;&quot;&quot;)" office:value-type="string" office:string-value="&quot;Bumblebee jasper&quot;" calcext:value-type="string">
            <text:p>"Bumblebee jasper"</text:p>
          </table:table-cell>
          <table:table-cell office:value-type="string" calcext:value-type="string">
            <text:p>Geen echte jasper</text:p>
          </table:table-cell>
          <table:table-cell office:value-type="float" office:value="387000" calcext:value-type="float">
            <text:p>387,000</text:p>
          </table:table-cell>
          <table:table-cell office:value-type="float" office:value="96200" calcext:value-type="float">
            <text:p>96,2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rro creek</text:p>
          </table:table-cell>
          <table:table-cell office:value-type="string" calcext:value-type="string">
            <text:p>Burro <text:s/></text:p>
          </table:table-cell>
          <table:table-cell table:formula="of:=CONCATENATE(&quot;&quot;&quot;&quot;;[.A21];&quot; jasper&quot;;&quot;&quot;&quot;&quot;)" office:value-type="string" office:string-value="&quot;Burro creek jasper&quot;" calcext:value-type="string">
            <text:p>"Burro creek jasper"</text:p>
          </table:table-cell>
          <table:table-cell office:value-type="string" calcext:value-type="string">
            <text:p>Blauw paarse jasper uit burro creek, Arizona</text:p>
          </table:table-cell>
          <table:table-cell office:value-type="float" office:value="6150" calcext:value-type="float">
            <text:p>6,150</text:p>
          </table:table-cell>
          <table:table-cell office:value-type="float" office:value="8290" calcext:value-type="float">
            <text:p>8,2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mouflage</text:p>
          </table:table-cell>
          <table:table-cell/>
          <table:table-cell table:formula="of:=CONCATENATE(&quot;&quot;&quot;&quot;;[.A22];&quot; jasper&quot;;&quot;&quot;&quot;&quot;)" office:value-type="string" office:string-value="&quot;Camouflage jasper&quot;" calcext:value-type="string">
            <text:p>"Camouflage jasper"</text:p>
          </table:table-cell>
          <table:table-cell office:value-type="string" calcext:value-type="string">
            <text:p>Looks like green military camouflage</text:p>
          </table:table-cell>
          <table:table-cell office:value-type="float" office:value="29600" calcext:value-type="float">
            <text:p>29,600</text:p>
          </table:table-cell>
          <table:table-cell office:value-type="float" office:value="5110" calcext:value-type="float">
            <text:p>5,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pucino</text:p>
          </table:table-cell>
          <table:table-cell/>
          <table:table-cell table:formula="of:=CONCATENATE(&quot;&quot;&quot;&quot;;[.A23];&quot; jasper&quot;;&quot;&quot;&quot;&quot;)" office:value-type="string" office:string-value="&quot;Cappucino jasper&quot;" calcext:value-type="string">
            <text:p>"Cappucino jasper"</text:p>
          </table:table-cell>
          <table:table-cell office:value-type="string" calcext:value-type="string">
            <text:p>Brown coffee and milk colours</text:p>
          </table:table-cell>
          <table:table-cell office:value-type="float" office:value="5200" calcext:value-type="float">
            <text:p>5,200</text:p>
          </table:table-cell>
          <table:table-cell office:value-type="float" office:value="1330" calcext:value-type="float">
            <text:p>1,3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amel</text:p>
          </table:table-cell>
          <table:table-cell/>
          <table:table-cell table:formula="of:=CONCATENATE(&quot;&quot;&quot;&quot;;[.A24];&quot; jasper&quot;;&quot;&quot;&quot;&quot;)" office:value-type="string" office:string-value="&quot;Caramel jasper&quot;" calcext:value-type="string">
            <text:p>"Caramel jasper"</text:p>
          </table:table-cell>
          <table:table-cell office:value-type="string" calcext:value-type="string">
            <text:p>Caramel colouring</text:p>
          </table:table-cell>
          <table:table-cell office:value-type="float" office:value="19000" calcext:value-type="float">
            <text:p>19,000</text:p>
          </table:table-cell>
          <table:table-cell office:value-type="float" office:value="1890" calcext:value-type="float">
            <text:p>1,8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yucos beach</text:p>
          </table:table-cell>
          <table:table-cell/>
          <table:table-cell table:formula="of:=CONCATENATE(&quot;&quot;&quot;&quot;;[.A25];&quot; jasper&quot;;&quot;&quot;&quot;&quot;)" office:value-type="string" office:string-value="&quot;Cayucos beach jasper&quot;" calcext:value-type="string">
            <text:p>"Cayucos beach jasper"</text:p>
          </table:table-cell>
          <table:table-cell office:value-type="string" calcext:value-type="string">
            <text:p>Californie (Hans Gamm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ve creek</text:p>
          </table:table-cell>
          <table:table-cell/>
          <table:table-cell table:formula="of:=CONCATENATE(&quot;&quot;&quot;&quot;;[.A26];&quot; jasper&quot;;&quot;&quot;&quot;&quot;)" office:value-type="string" office:string-value="&quot;Cave creek jasper&quot;" calcext:value-type="string">
            <text:p>"Cave creek jasper"</text:p>
          </table:table-cell>
          <table:table-cell office:value-type="string" calcext:value-type="string">
            <text:p>Dark red jasper from cave creek, arizona</text:p>
          </table:table-cell>
          <table:table-cell office:value-type="float" office:value="3060" calcext:value-type="float">
            <text:p>3,060</text:p>
          </table:table-cell>
          <table:table-cell office:value-type="float" office:value="1110" calcext:value-type="float">
            <text:p>1,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ert</text:p>
          </table:table-cell>
          <table:table-cell office:value-type="string" calcext:value-type="string">
            <text:p>identiek jasper?</text:p>
          </table:table-cell>
          <table:table-cell/>
          <table:table-cell office:value-type="string" calcext:value-type="string">
            <text:p>Naamgeving onduidelij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inese painting</text:p>
          </table:table-cell>
          <table:table-cell/>
          <table:table-cell table:formula="of:=CONCATENATE(&quot;&quot;&quot;&quot;;[.A28];&quot; jasper&quot;;&quot;&quot;&quot;&quot;)" office:value-type="string" office:string-value="&quot;Chinese painting jasper&quot;" calcext:value-type="string">
            <text:p>"Chinese painting jasper"</text:p>
          </table:table-cell>
          <table:table-cell office:value-type="string" calcext:value-type="string">
            <text:p>Jasper with black inclusions that resembles a chinese painting</text:p>
          </table:table-cell>
          <table:table-cell office:value-type="float" office:value="13500" calcext:value-type="float">
            <text:p>13,500</text:p>
          </table:table-cell>
          <table:table-cell office:value-type="float" office:value="3960" calcext:value-type="float">
            <text:p>3,9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ohua</text:p>
          </table:table-cell>
          <table:table-cell/>
          <table:table-cell table:formula="of:=CONCATENATE(&quot;&quot;&quot;&quot;;[.A29];&quot; jasper&quot;;&quot;&quot;&quot;&quot;)" office:value-type="string" office:string-value="&quot;Chohua jasper&quot;" calcext:value-type="string">
            <text:p>"Chohua jasper"</text:p>
          </table:table-cell>
          <table:table-cell office:value-type="string" calcext:value-type="string">
            <text:p>Picture jasper from China</text:p>
          </table:table-cell>
          <table:table-cell office:value-type="float" office:value="95200" calcext:value-type="float">
            <text:p>95,200</text:p>
          </table:table-cell>
          <table:table-cell office:value-type="float" office:value="36600" calcext:value-type="float">
            <text:p>36,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ar Creek</text:p>
          </table:table-cell>
          <table:table-cell/>
          <table:table-cell table:formula="of:=CONCATENATE(&quot;&quot;&quot;&quot;;[.A30];&quot; jasper&quot;;&quot;&quot;&quot;&quot;)" office:value-type="string" office:string-value="&quot;Clear Creek jasper&quot;" calcext:value-type="string">
            <text:p>"Clear Creek jasper"</text:p>
          </table:table-cell>
          <table:table-cell office:value-type="string" calcext:value-type="string">
            <text:p>Californie (Hans Gamm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bra</text:p>
          </table:table-cell>
          <table:table-cell/>
          <table:table-cell table:formula="of:=CONCATENATE(&quot;&quot;&quot;&quot;;[.A31];&quot; jasper&quot;;&quot;&quot;&quot;&quot;)" office:value-type="string" office:string-value="&quot;Cobra jasper&quot;" calcext:value-type="string">
            <text:p>"Cobra jasper"</text:p>
          </table:table-cell>
          <table:table-cell/>
          <table:table-cell office:value-type="float" office:value="254000" calcext:value-type="float">
            <text:p>254,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llasite</text:p>
          </table:table-cell>
          <table:table-cell/>
          <table:table-cell table:formula="of:=CONCATENATE(&quot;&quot;&quot;&quot;;[.A32];&quot; jasper&quot;;&quot;&quot;&quot;&quot;)" office:value-type="string" office:string-value="&quot;Dallasite jasper&quot;" calcext:value-type="string">
            <text:p>"Dallasite jasper"</text:p>
          </table:table-cell>
          <table:table-cell/>
          <table:table-cell office:value-type="float" office:value="1370" calcext:value-type="float">
            <text:p>1,3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lmatian</text:p>
          </table:table-cell>
          <table:table-cell/>
          <table:table-cell table:formula="of:=CONCATENATE(&quot;&quot;&quot;&quot;;[.A33];&quot; jasper&quot;;&quot;&quot;&quot;&quot;)" office:value-type="string" office:string-value="&quot;Dalmatian jasper&quot;" calcext:value-type="string">
            <text:p>"Dalmatian jasper"</text:p>
          </table:table-cell>
          <table:table-cell office:value-type="string" calcext:value-type="string">
            <text:p>Zou een pseudojasper zijn (mineralienatlas, mindat)</text:p>
          </table:table-cell>
          <table:table-cell office:value-type="float" office:value="565000" calcext:value-type="float">
            <text:p>565,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ndritic</text:p>
          </table:table-cell>
          <table:table-cell/>
          <table:table-cell table:formula="of:=CONCATENATE(&quot;&quot;&quot;&quot;;[.A34];&quot; jasper&quot;;&quot;&quot;&quot;&quot;)" office:value-type="string" office:string-value="&quot;Dendritic jasper&quot;" calcext:value-type="string">
            <text:p>"Dendritic jasper"</text:p>
          </table:table-cell>
          <table:table-cell/>
          <table:table-cell office:value-type="float" office:value="125000" calcext:value-type="float">
            <text:p>125,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chutes</text:p>
          </table:table-cell>
          <table:table-cell/>
          <table:table-cell table:formula="of:=CONCATENATE(&quot;&quot;&quot;&quot;;[.A35];&quot; jasper&quot;;&quot;&quot;&quot;&quot;)" office:value-type="string" office:string-value="&quot;Deschutes jasper&quot;" calcext:value-type="string">
            <text:p>"Deschutes jasper"</text:p>
          </table:table-cell>
          <table:table-cell/>
          <table:table-cell office:value-type="float" office:value="41000" calcext:value-type="float">
            <text:p>41,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Polychrome</text:p>
          </table:table-cell>
          <table:table-cell table:formula="of:=CONCATENATE(&quot;&quot;&quot;&quot;;[.A36];&quot; jasper&quot;;&quot;&quot;&quot;&quot;)" office:value-type="string" office:string-value="&quot;Desert jasper&quot;" calcext:value-type="string">
            <text:p>"Desert jasper"</text:p>
          </table:table-cell>
          <table:table-cell/>
          <table:table-cell office:value-type="float" office:value="382000" calcext:value-type="float">
            <text:p>382,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nosaur</text:p>
          </table:table-cell>
          <table:table-cell/>
          <table:table-cell table:formula="of:=CONCATENATE(&quot;&quot;&quot;&quot;;[.A37];&quot; jasper&quot;;&quot;&quot;&quot;&quot;)" office:value-type="string" office:string-value="&quot;Dinosaur jasper&quot;" calcext:value-type="string">
            <text:p>"Dinosaur jasper"</text:p>
          </table:table-cell>
          <table:table-cell/>
          <table:table-cell office:value-type="float" office:value="24200" calcext:value-type="float">
            <text:p>24,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n blood</text:p>
          </table:table-cell>
          <table:table-cell/>
          <table:table-cell table:formula="of:=CONCATENATE(&quot;&quot;&quot;&quot;;[.A38];&quot; jasper&quot;;&quot;&quot;&quot;&quot;)" office:value-type="string" office:string-value="&quot;Dragon blood jasper&quot;" calcext:value-type="string">
            <text:p>"Dragon blood jasper"</text:p>
          </table:table-cell>
          <table:table-cell/>
          <table:table-cell office:value-type="float" office:value="213000" calcext:value-type="float">
            <text:p>213,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gyptian</text:p>
          </table:table-cell>
          <table:table-cell office:value-type="string" calcext:value-type="string">
            <text:p>Nile</text:p>
          </table:table-cell>
          <table:table-cell table:formula="of:=CONCATENATE(&quot;&quot;&quot;&quot;;[.A39];&quot; jasper&quot;;&quot;&quot;&quot;&quot;)" office:value-type="string" office:string-value="&quot;Egyptian jasper&quot;" calcext:value-type="string">
            <text:p>"Egyptian jasper"</text:p>
          </table:table-cell>
          <table:table-cell office:value-type="string" calcext:value-type="string">
            <text:p>Uit het nijlgebied</text:p>
          </table:table-cell>
          <table:table-cell office:value-type="float" office:value="7110" calcext:value-type="float">
            <text:p>7,1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phant Skin</text:p>
          </table:table-cell>
          <table:table-cell/>
          <table:table-cell table:formula="of:=CONCATENATE(&quot;&quot;&quot;&quot;;[.A40];&quot; jasper&quot;;&quot;&quot;&quot;&quot;)" office:value-type="string" office:string-value="&quot;Elephant Skin jasper&quot;" calcext:value-type="string">
            <text:p>"Elephant Skin jasper"</text:p>
          </table:table-cell>
          <table:table-cell/>
          <table:table-cell office:value-type="float" office:value="45000" calcext:value-type="float">
            <text:p>45,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lipso</text:p>
          </table:table-cell>
          <table:table-cell/>
          <table:table-cell table:formula="of:=CONCATENATE(&quot;&quot;&quot;&quot;;[.A41];&quot; jasper&quot;;&quot;&quot;&quot;&quot;)" office:value-type="string" office:string-value="&quot;Ellipso jasper&quot;" calcext:value-type="string">
            <text:p>"Ellipso jasper"</text:p>
          </table:table-cell>
          <table:table-cell office:value-type="string" calcext:value-type="string">
            <text:p>uit McDermitt caldera, Nevad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otica</text:p>
          </table:table-cell>
          <table:table-cell office:value-type="string" calcext:value-type="string">
            <text:p>nl: porcelain</text:p>
          </table:table-cell>
          <table:table-cell table:formula="of:=CONCATENATE(&quot;&quot;&quot;&quot;;[.A42];&quot; jasper&quot;;&quot;&quot;&quot;&quot;)" office:value-type="string" office:string-value="&quot;Exotica jasper&quot;" calcext:value-type="string">
            <text:p>"Exotica jasper"</text:p>
          </table:table-cell>
          <table:table-cell/>
          <table:table-cell office:value-type="float" office:value="13200" calcext:value-type="float">
            <text:p>13,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ncy</text:p>
          </table:table-cell>
          <table:table-cell/>
          <table:table-cell table:formula="of:=CONCATENATE(&quot;&quot;&quot;&quot;;[.A43];&quot; jasper&quot;;&quot;&quot;&quot;&quot;)" office:value-type="string" office:string-value="&quot;Fancy jasper&quot;" calcext:value-type="string">
            <text:p>"Fancy jasper"</text:p>
          </table:table-cell>
          <table:table-cell/>
          <table:table-cell office:value-type="float" office:value="975000" calcext:value-type="float">
            <text:p>975,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re picture</text:p>
          </table:table-cell>
          <table:table-cell/>
          <table:table-cell table:formula="of:=CONCATENATE(&quot;&quot;&quot;&quot;;[.A44];&quot; jasper&quot;;&quot;&quot;&quot;&quot;)" office:value-type="string" office:string-value="&quot;Fire picture jasper&quot;" calcext:value-type="string">
            <text:p>"Fire picture jasper"</text:p>
          </table:table-cell>
          <table:table-cell/>
          <table:table-cell office:value-type="float" office:value="2540" calcext:value-type="float">
            <text:p>2,5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reworks</text:p>
          </table:table-cell>
          <table:table-cell office:value-type="string" calcext:value-type="string">
            <text:p>Star</text:p>
          </table:table-cell>
          <table:table-cell table:formula="of:=CONCATENATE(&quot;&quot;&quot;&quot;;[.A45];&quot; jasper&quot;;&quot;&quot;&quot;&quot;)" office:value-type="string" office:string-value="&quot;Fireworks jasper&quot;" calcext:value-type="string">
            <text:p>"Fireworks jasper"</text:p>
          </table:table-cell>
          <table:table-cell/>
          <table:table-cell office:value-type="float" office:value="11000" calcext:value-type="float">
            <text:p>11,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ame</text:p>
          </table:table-cell>
          <table:table-cell/>
          <table:table-cell table:formula="of:=CONCATENATE(&quot;&quot;&quot;&quot;;[.A46];&quot; jasper&quot;;&quot;&quot;&quot;&quot;)" office:value-type="string" office:string-value="&quot;Flame jasper&quot;" calcext:value-type="string">
            <text:p>"Flame jasper"</text:p>
          </table:table-cell>
          <table:table-cell/>
          <table:table-cell office:value-type="float" office:value="19000" calcext:value-type="float">
            <text:p>19,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ur corner</text:p>
          </table:table-cell>
          <table:table-cell/>
          <table:table-cell table:formula="of:=CONCATENATE(&quot;&quot;&quot;&quot;;[.A47];&quot; jasper&quot;;&quot;&quot;&quot;&quot;)" office:value-type="string" office:string-value="&quot;Four corner jasper&quot;" calcext:value-type="string">
            <text:p>"Four corner jasper"</text:p>
          </table:table-cell>
          <table:table-cell office:value-type="string" calcext:value-type="string">
            <text:p>Utah (Hans Gamm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edom leopard</text:p>
          </table:table-cell>
          <table:table-cell/>
          <table:table-cell table:formula="of:=CONCATENATE(&quot;&quot;&quot;&quot;;[.A48];&quot; jasper&quot;;&quot;&quot;&quot;&quot;)" office:value-type="string" office:string-value="&quot;Freedom leopard jasper&quot;" calcext:value-type="string">
            <text:p>"Freedom leopard jasper"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og’s eye</text:p>
          </table:table-cell>
          <table:table-cell/>
          <table:table-cell table:formula="of:=CONCATENATE(&quot;&quot;&quot;&quot;;[.A49];&quot; jasper&quot;;&quot;&quot;&quot;&quot;)" office:value-type="string" office:string-value="&quot;Frog’s eye jasper&quot;" calcext:value-type="string">
            <text:p>"Frog’s eye jasper"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ogskin</text:p>
          </table:table-cell>
          <table:table-cell/>
          <table:table-cell table:formula="of:=CONCATENATE(&quot;&quot;&quot;&quot;;[.A50];&quot; jasper&quot;;&quot;&quot;&quot;&quot;)" office:value-type="string" office:string-value="&quot;Frogskin jasper&quot;" calcext:value-type="string">
            <text:p>"Frogskin jasper"</text:p>
          </table:table-cell>
          <table:table-cell/>
          <table:table-cell office:value-type="float" office:value="2980" calcext:value-type="float">
            <text:p>2,9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ry Green</text:p>
          </table:table-cell>
          <table:table-cell/>
          <table:table-cell table:formula="of:=CONCATENATE(&quot;&quot;&quot;&quot;;[.A51];&quot; jasper&quot;;&quot;&quot;&quot;&quot;)" office:value-type="string" office:string-value="&quot;Gary Green jasper&quot;" calcext:value-type="string">
            <text:p>"Gary Green jasper"</text:p>
          </table:table-cell>
          <table:table-cell office:value-type="string" calcext:value-type="string">
            <text:p>Idaho / Nevada (Hans Gamm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speite</text:p>
          </table:table-cell>
          <table:table-cell/>
          <table:table-cell table:formula="of:=CONCATENATE(&quot;&quot;&quot;&quot;;[.A52];&quot; jasper&quot;;&quot;&quot;&quot;&quot;)" office:value-type="string" office:string-value="&quot;Gaspeite jasper&quot;" calcext:value-type="string">
            <text:p>"Gaspeite jasper"</text:p>
          </table:table-cell>
          <table:table-cell/>
          <table:table-cell office:value-type="float" office:value="3240" calcext:value-type="float">
            <text:p>3,2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sis</text:p>
          </table:table-cell>
          <table:table-cell/>
          <table:table-cell table:formula="of:=CONCATENATE(&quot;&quot;&quot;&quot;;[.A53];&quot; jasper&quot;;&quot;&quot;&quot;&quot;)" office:value-type="string" office:string-value="&quot;Genesis jasper&quot;" calcext:value-type="string">
            <text:p>"Genesis jasper"</text:p>
          </table:table-cell>
          <table:table-cell/>
          <table:table-cell office:value-type="float" office:value="994" calcext:value-type="float">
            <text:p>9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host’s eye</text:p>
          </table:table-cell>
          <table:table-cell/>
          <table:table-cell table:formula="of:=CONCATENATE(&quot;&quot;&quot;&quot;;[.A54];&quot; jasper&quot;;&quot;&quot;&quot;&quot;)" office:value-type="string" office:string-value="&quot;Ghost’s eye jasper&quot;" calcext:value-type="string">
            <text:p>"Ghost’s eye jasper"</text:p>
          </table:table-cell>
          <table:table-cell/>
          <table:table-cell office:value-type="float" office:value="14900" calcext:value-type="float">
            <text:p>14,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nd canyon</text:p>
          </table:table-cell>
          <table:table-cell office:value-type="string" calcext:value-type="string">
            <text:p>Wonderstone</text:p>
          </table:table-cell>
          <table:table-cell table:formula="of:=CONCATENATE(&quot;&quot;&quot;&quot;;[.A55];&quot; jasper&quot;;&quot;&quot;&quot;&quot;)" office:value-type="string" office:string-value="&quot;Grand canyon jasper&quot;" calcext:value-type="string">
            <text:p>"Grand canyon jasper"</text:p>
          </table:table-cell>
          <table:table-cell office:value-type="string" calcext:value-type="string">
            <text:p>grand canyon jasper is also a location</text:p>
          </table:table-cell>
          <table:table-cell office:value-type="float" office:value="3150" calcext:value-type="float">
            <text:p>3,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en</text:p>
          </table:table-cell>
          <table:table-cell/>
          <table:table-cell table:formula="of:=CONCATENATE(&quot;&quot;&quot;&quot;;[.A56];&quot; jasper&quot;;&quot;&quot;&quot;&quot;)" office:value-type="string" office:string-value="&quot;Green jasper&quot;" calcext:value-type="string">
            <text:p>"Green jasper"</text:p>
          </table:table-cell>
          <table:table-cell/>
          <table:table-cell office:value-type="float" office:value="728000" calcext:value-type="float">
            <text:p>728,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en hair</text:p>
          </table:table-cell>
          <table:table-cell/>
          <table:table-cell table:formula="of:=CONCATENATE(&quot;&quot;&quot;&quot;;[.A57];&quot; jasper&quot;;&quot;&quot;&quot;&quot;)" office:value-type="string" office:string-value="&quot;Green hair jasper&quot;" calcext:value-type="string">
            <text:p>"Green hair jasper"</text:p>
          </table:table-cell>
          <table:table-cell/>
          <table:table-cell office:value-type="float" office:value="10400" calcext:value-type="float">
            <text:p>10,4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en imperial</text:p>
          </table:table-cell>
          <table:table-cell/>
          <table:table-cell table:formula="of:=CONCATENATE(&quot;&quot;&quot;&quot;;[.A58];&quot; jasper&quot;;&quot;&quot;&quot;&quot;)" office:value-type="string" office:string-value="&quot;Green imperial jasper&quot;" calcext:value-type="string">
            <text:p>"Green imperial jasper"</text:p>
          </table:table-cell>
          <table:table-cell/>
          <table:table-cell office:value-type="float" office:value="15400" calcext:value-type="float">
            <text:p>15,4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en zebra</text:p>
          </table:table-cell>
          <table:table-cell/>
          <table:table-cell table:formula="of:=CONCATENATE(&quot;&quot;&quot;&quot;;[.A59];&quot; jasper&quot;;&quot;&quot;&quot;&quot;)" office:value-type="string" office:string-value="&quot;Green zebra jasper&quot;" calcext:value-type="string">
            <text:p>"Green zebra jasper"</text:p>
          </table:table-cell>
          <table:table-cell/>
          <table:table-cell office:value-type="float" office:value="35000" calcext:value-type="float">
            <text:p>35,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enskin</text:p>
          </table:table-cell>
          <table:table-cell/>
          <table:table-cell table:formula="of:=CONCATENATE(&quot;&quot;&quot;&quot;;[.A60];&quot; jasper&quot;;&quot;&quot;&quot;&quot;)" office:value-type="string" office:string-value="&quot;Greenskin jasper&quot;" calcext:value-type="string">
            <text:p>"Greenskin jasper"</text:p>
          </table:table-cell>
          <table:table-cell office:value-type="string" calcext:value-type="string">
            <text:p>Australi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liotrope</text:p>
          </table:table-cell>
          <table:table-cell/>
          <table:table-cell table:formula="of:=CONCATENATE(&quot;&quot;&quot;&quot;;[.A61];&quot; jasper&quot;;&quot;&quot;&quot;&quot;)" office:value-type="string" office:string-value="&quot;Heliotrope jasper&quot;" calcext:value-type="string">
            <text:p>"Heliotrope jasper"</text:p>
          </table:table-cell>
          <table:table-cell/>
          <table:table-cell office:value-type="float" office:value="18900" calcext:value-type="float">
            <text:p>18,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erial</text:p>
          </table:table-cell>
          <table:table-cell/>
          <table:table-cell table:formula="of:=CONCATENATE(&quot;&quot;&quot;&quot;;[.A62];&quot; jasper&quot;;&quot;&quot;&quot;&quot;)" office:value-type="string" office:string-value="&quot;Imperial jasper&quot;" calcext:value-type="string">
            <text:p>"Imperial jasper"</text:p>
          </table:table-cell>
          <table:table-cell office:value-type="string" calcext:value-type="string">
            <text:p>Mexico</text:p>
          </table:table-cell>
          <table:table-cell office:value-type="float" office:value="556000" calcext:value-type="float">
            <text:p>556,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ression</text:p>
          </table:table-cell>
          <table:table-cell/>
          <table:table-cell table:formula="of:=CONCATENATE(&quot;&quot;&quot;&quot;;[.A63];&quot; jasper&quot;;&quot;&quot;&quot;&quot;)" office:value-type="string" office:string-value="&quot;Impression jasper&quot;" calcext:value-type="string">
            <text:p>"Impression jasper"</text:p>
          </table:table-cell>
          <table:table-cell/>
          <table:table-cell office:value-type="float" office:value="452000" calcext:value-type="float">
            <text:p>452,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vory</text:p>
          </table:table-cell>
          <table:table-cell/>
          <table:table-cell table:formula="of:=CONCATENATE(&quot;&quot;&quot;&quot;;[.A64];&quot; jasper&quot;;&quot;&quot;&quot;&quot;)" office:value-type="string" office:string-value="&quot;Ivory jasper&quot;" calcext:value-type="string">
            <text:p>"Ivory jasper"</text:p>
          </table:table-cell>
          <table:table-cell/>
          <table:table-cell office:value-type="float" office:value="50200" calcext:value-type="float">
            <text:p>50,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spilite</text:p>
          </table:table-cell>
          <table:table-cell/>
          <table:table-cell table:formula="of:=CONCATENATE(&quot;&quot;&quot;&quot;;[.A65];&quot; jasper&quot;;&quot;&quot;&quot;&quot;)" office:value-type="string" office:string-value="&quot;Jaspilite jasper&quot;" calcext:value-type="string">
            <text:p>"Jaspilite jasper"</text:p>
          </table:table-cell>
          <table:table-cell/>
          <table:table-cell office:value-type="float" office:value="642" calcext:value-type="float">
            <text:p>6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mbaba</text:p>
          </table:table-cell>
          <table:table-cell office:value-type="string" calcext:value-type="string">
            <text:p>Krokodil, Kabamba</text:p>
          </table:table-cell>
          <table:table-cell table:formula="of:=CONCATENATE(&quot;&quot;&quot;&quot;;[.A66];&quot; jasper&quot;;&quot;&quot;&quot;&quot;)" office:value-type="string" office:string-value="&quot;Kambaba jasper&quot;" calcext:value-type="string">
            <text:p>"Kambaba jasper"</text:p>
          </table:table-cell>
          <table:table-cell office:value-type="string" calcext:value-type="string">
            <text:p>Van “Tsiroanomandidy”, madagasker (mindat)</text:p>
          </table:table-cell>
          <table:table-cell office:value-type="float" office:value="462000" calcext:value-type="float">
            <text:p>462,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ellerwald</text:p>
          </table:table-cell>
          <table:table-cell/>
          <table:table-cell table:formula="of:=CONCATENATE(&quot;&quot;&quot;&quot;;[.A67];&quot; jasper&quot;;&quot;&quot;&quot;&quot;)" office:value-type="string" office:string-value="&quot;Kellerwald jasper&quot;" calcext:value-type="string">
            <text:p>"Kellerwald jasper"</text:p>
          </table:table-cell>
          <table:table-cell office:value-type="string" calcext:value-type="string">
            <text:p>Lokale duitse naam voor rode jasp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nradite</text:p>
          </table:table-cell>
          <table:table-cell/>
          <table:table-cell table:formula="of:=CONCATENATE(&quot;&quot;&quot;&quot;;[.A68];&quot; jasper&quot;;&quot;&quot;&quot;&quot;)" office:value-type="string" office:string-value="&quot;Kinradite jasper&quot;" calcext:value-type="string">
            <text:p>"Kinradite jasper"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iwi</text:p>
          </table:table-cell>
          <table:table-cell/>
          <table:table-cell table:formula="of:=CONCATENATE(&quot;&quot;&quot;&quot;;[.A69];&quot; jasper&quot;;&quot;&quot;&quot;&quot;)" office:value-type="string" office:string-value="&quot;Kiwi jasper&quot;" calcext:value-type="string">
            <text:p>"Kiwi jasper"</text:p>
          </table:table-cell>
          <table:table-cell/>
          <table:table-cell office:value-type="float" office:value="276000" calcext:value-type="float">
            <text:p>276,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ona</text:p>
          </table:table-cell>
          <table:table-cell/>
          <table:table-cell table:formula="of:=CONCATENATE(&quot;&quot;&quot;&quot;;[.A70];&quot; jasper&quot;;&quot;&quot;&quot;&quot;)" office:value-type="string" office:string-value="&quot;Kona jasper&quot;" calcext:value-type="string">
            <text:p>"Kona jasper"</text:p>
          </table:table-cell>
          <table:table-cell/>
          <table:table-cell office:value-type="float" office:value="699" calcext:value-type="float">
            <text:p>6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ndscape</text:p>
          </table:table-cell>
          <table:table-cell/>
          <table:table-cell table:formula="of:=CONCATENATE(&quot;&quot;&quot;&quot;;[.A71];&quot; jasper&quot;;&quot;&quot;&quot;&quot;)" office:value-type="string" office:string-value="&quot;Landscape jasper&quot;" calcext:value-type="string">
            <text:p>"Landscape jasper"</text:p>
          </table:table-cell>
          <table:table-cell/>
          <table:table-cell office:value-type="float" office:value="441000" calcext:value-type="float">
            <text:p>441,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opard skin</text:p>
          </table:table-cell>
          <table:table-cell/>
          <table:table-cell table:formula="of:=CONCATENATE(&quot;&quot;&quot;&quot;;[.A72];&quot; jasper&quot;;&quot;&quot;&quot;&quot;)" office:value-type="string" office:string-value="&quot;Leopard skin jasper&quot;" calcext:value-type="string">
            <text:p>"Leopard skin jasper"</text:p>
          </table:table-cell>
          <table:table-cell/>
          <table:table-cell office:value-type="float" office:value="272000" calcext:value-type="float">
            <text:p>272,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igano</text:p>
          </table:table-cell>
          <table:table-cell/>
          <table:table-cell table:formula="of:=CONCATENATE(&quot;&quot;&quot;&quot;;[.A73];&quot; jasper&quot;;&quot;&quot;&quot;&quot;)" office:value-type="string" office:string-value="&quot;Maligano jasper&quot;" calcext:value-type="string">
            <text:p>"Maligano jasper"</text:p>
          </table:table-cell>
          <table:table-cell/>
          <table:table-cell office:value-type="float" office:value="189000" calcext:value-type="float">
            <text:p>189,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y Ellen</text:p>
          </table:table-cell>
          <table:table-cell/>
          <table:table-cell table:formula="of:=CONCATENATE(&quot;&quot;&quot;&quot;;[.A74];&quot; jasper&quot;;&quot;&quot;&quot;&quot;)" office:value-type="string" office:string-value="&quot;Mary Ellen jasper&quot;" calcext:value-type="string">
            <text:p>"Mary Ellen jasper"</text:p>
          </table:table-cell>
          <table:table-cell office:value-type="string" calcext:value-type="string">
            <text:p>Stromatolite</text:p>
          </table:table-cell>
          <table:table-cell office:value-type="float" office:value="4150000" calcext:value-type="float">
            <text:p>4,150,000</text:p>
          </table:table-cell>
          <table:table-cell office:value-type="float" office:value="46800" calcext:value-type="float">
            <text:p>46,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ston range</text:p>
          </table:table-cell>
          <table:table-cell/>
          <table:table-cell table:formula="of:=CONCATENATE(&quot;&quot;&quot;&quot;;[.A75];&quot; jasper&quot;;&quot;&quot;&quot;&quot;)" office:value-type="string" office:string-value="&quot;Marston range jasper&quot;" calcext:value-type="string">
            <text:p>"Marston range jasper"</text:p>
          </table:table-cell>
          <table:table-cell office:value-type="string" calcext:value-type="string">
            <text:p>West Oregon (Hans Gamm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ntana Bark</text:p>
          </table:table-cell>
          <table:table-cell/>
          <table:table-cell table:formula="of:=CONCATENATE(&quot;&quot;&quot;&quot;;[.A76];&quot; jasper&quot;;&quot;&quot;&quot;&quot;)" office:value-type="string" office:string-value="&quot;Montana Bark jasper&quot;" calcext:value-type="string">
            <text:p>"Montana Bark jasper"</text:p>
          </table:table-cell>
          <table:table-cell/>
          <table:table-cell office:value-type="float" office:value="1210" calcext:value-type="float">
            <text:p>1,2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od</text:p>
          </table:table-cell>
          <table:table-cell/>
          <table:table-cell table:formula="of:=CONCATENATE(&quot;&quot;&quot;&quot;;[.A77];&quot; jasper&quot;;&quot;&quot;&quot;&quot;)" office:value-type="string" office:string-value="&quot;Mood jasper&quot;" calcext:value-type="string">
            <text:p>"Mood jasper"</text:p>
          </table:table-cell>
          <table:table-cell office:value-type="string" calcext:value-type="string">
            <text:p>Many unrelated to jasper</text:p>
          </table:table-cell>
          <table:table-cell office:value-type="float" office:value="56200" calcext:value-type="float">
            <text:p>56,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okaite</text:p>
          </table:table-cell>
          <table:table-cell/>
          <table:table-cell table:formula="of:=CONCATENATE(&quot;&quot;&quot;&quot;;[.A78];&quot; jasper&quot;;&quot;&quot;&quot;&quot;)" office:value-type="string" office:string-value="&quot;Mookaite jasper&quot;" calcext:value-type="string">
            <text:p>"Mookaite jasper"</text:p>
          </table:table-cell>
          <table:table-cell/>
          <table:table-cell office:value-type="float" office:value="380000" calcext:value-type="float">
            <text:p>380,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rgan Hill poppy</text:p>
          </table:table-cell>
          <table:table-cell/>
          <table:table-cell table:formula="of:=CONCATENATE(&quot;&quot;&quot;&quot;;[.A79];&quot; jasper&quot;;&quot;&quot;&quot;&quot;)" office:value-type="string" office:string-value="&quot;Morgan Hill poppy jasper&quot;" calcext:value-type="string">
            <text:p>"Morgan Hill poppy jasper"</text:p>
          </table:table-cell>
          <table:table-cell/>
          <table:table-cell office:value-type="float" office:value="14800" calcext:value-type="float">
            <text:p>14,8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rrisonite</text:p>
          </table:table-cell>
          <table:table-cell/>
          <table:table-cell table:formula="of:=CONCATENATE(&quot;&quot;&quot;&quot;;[.A80];&quot; jasper&quot;;&quot;&quot;&quot;&quot;)" office:value-type="string" office:string-value="&quot;Morrisonite jasper&quot;" calcext:value-type="string">
            <text:p>"Morrisonite jasper"</text:p>
          </table:table-cell>
          <table:table-cell office:value-type="string" calcext:value-type="string">
            <text:p>Een van de mooiste jaspers uit USA, uit Owyhee gebied</text:p>
          </table:table-cell>
          <table:table-cell office:value-type="float" office:value="96900" calcext:value-type="float">
            <text:p>96,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s</text:p>
          </table:table-cell>
          <table:table-cell/>
          <table:table-cell table:formula="of:=CONCATENATE(&quot;&quot;&quot;&quot;;[.A81];&quot; jasper&quot;;&quot;&quot;&quot;&quot;)" office:value-type="string" office:string-value="&quot;Moss jasper&quot;" calcext:value-type="string">
            <text:p>"Moss jasper"</text:p>
          </table:table-cell>
          <table:table-cell/>
          <table:table-cell office:value-type="float" office:value="16400" calcext:value-type="float">
            <text:p>16,4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lticolor</text:p>
          </table:table-cell>
          <table:table-cell office:value-type="string" calcext:value-type="string">
            <text:p>Fancy</text:p>
          </table:table-cell>
          <table:table-cell table:formula="of:=CONCATENATE(&quot;&quot;&quot;&quot;;[.A82];&quot; jasper&quot;;&quot;&quot;&quot;&quot;)" office:value-type="string" office:string-value="&quot;Multicolor jasper&quot;" calcext:value-type="string">
            <text:p>"Multicolor jasper"</text:p>
          </table:table-cell>
          <table:table-cell/>
          <table:table-cell office:value-type="float" office:value="52700" calcext:value-type="float">
            <text:p>52,7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shroom</text:p>
          </table:table-cell>
          <table:table-cell/>
          <table:table-cell table:formula="of:=CONCATENATE(&quot;&quot;&quot;&quot;;[.A83];&quot; jasper&quot;;&quot;&quot;&quot;&quot;)" office:value-type="string" office:string-value="&quot;Mushroom jasper&quot;" calcext:value-type="string">
            <text:p>"Mushroom jasper"</text:p>
          </table:table-cell>
          <table:table-cell office:value-type="string" calcext:value-type="string">
            <text:p>paddestoelachti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eena</text:p>
          </table:table-cell>
          <table:table-cell/>
          <table:table-cell table:formula="of:=CONCATENATE(&quot;&quot;&quot;&quot;;[.A84];&quot; jasper&quot;;&quot;&quot;&quot;&quot;)" office:value-type="string" office:string-value="&quot;Noreena jasper&quot;" calcext:value-type="string">
            <text:p>"Noreena jasper"</text:p>
          </table:table-cell>
          <table:table-cell office:value-type="string" calcext:value-type="string">
            <text:p>Australi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ean</text:p>
          </table:table-cell>
          <table:table-cell/>
          <table:table-cell table:formula="of:=CONCATENATE(&quot;&quot;&quot;&quot;;[.A85];&quot; jasper&quot;;&quot;&quot;&quot;&quot;)" office:value-type="string" office:string-value="&quot;Ocean jasper&quot;" calcext:value-type="string">
            <text:p>"Ocean jasper"</text:p>
          </table:table-cell>
          <table:table-cell office:value-type="string" calcext:value-type="string">
            <text:p>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ld poppy</text:p>
          </table:table-cell>
          <table:table-cell/>
          <table:table-cell table:formula="of:=CONCATENATE(&quot;&quot;&quot;&quot;;[.A86];&quot; jasper&quot;;&quot;&quot;&quot;&quot;)" office:value-type="string" office:string-value="&quot;Old poppy jasper&quot;" calcext:value-type="string">
            <text:p>"Old poppy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al</text:p>
          </table:table-cell>
          <table:table-cell/>
          <table:table-cell table:formula="of:=CONCATENATE(&quot;&quot;&quot;&quot;;[.A87];&quot; jasper&quot;;&quot;&quot;&quot;&quot;)" office:value-type="string" office:string-value="&quot;Opal jasper&quot;" calcext:value-type="string">
            <text:p>"Opal jasper"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bicular</text:p>
          </table:table-cell>
          <table:table-cell office:value-type="string" calcext:value-type="string">
            <text:p>Ocean</text:p>
          </table:table-cell>
          <table:table-cell table:formula="of:=CONCATENATE(&quot;&quot;&quot;&quot;;[.A88];&quot; jasper&quot;;&quot;&quot;&quot;&quot;)" office:value-type="string" office:string-value="&quot;Orbicular jasper&quot;" calcext:value-type="string">
            <text:p>"Orbicular jasper"</text:p>
          </table:table-cell>
          <table:table-cell office:value-type="string" calcext:value-type="string">
            <text:p>Ocean Jasper is getrademarkt. Pseudo jasper volgens de mineralienatlas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rbicular Rhyolite Birds Eye</text:p>
          </table:table-cell>
          <table:table-cell/>
          <table:table-cell table:formula="of:=CONCATENATE(&quot;&quot;&quot;&quot;;[.A89];&quot; jasper&quot;;&quot;&quot;&quot;&quot;)" office:value-type="string" office:string-value="&quot;Orbicular Rhyolite Birds Eye jasper&quot;" calcext:value-type="string">
            <text:p>"Orbicular Rhyolite Birds Eye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utback</text:p>
          </table:table-cell>
          <table:table-cell/>
          <table:table-cell table:formula="of:=CONCATENATE(&quot;&quot;&quot;&quot;;[.A90];&quot; jasper&quot;;&quot;&quot;&quot;&quot;)" office:value-type="string" office:string-value="&quot;Outback jasper&quot;" calcext:value-type="string">
            <text:p>"Outback jasper"</text:p>
          </table:table-cell>
          <table:table-cell office:value-type="string" calcext:value-type="string">
            <text:p>Australi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wyhee</text:p>
          </table:table-cell>
          <table:table-cell office:value-type="string" calcext:value-type="string">
            <text:p>Owyhee picture</text:p>
          </table:table-cell>
          <table:table-cell table:formula="of:=CONCATENATE(&quot;&quot;&quot;&quot;;[.A91];&quot; jasper&quot;;&quot;&quot;&quot;&quot;)" office:value-type="string" office:string-value="&quot;Owyhee jasper&quot;" calcext:value-type="string">
            <text:p>"Owyhee jasper"</text:p>
          </table:table-cell>
          <table:table-cell office:value-type="string" calcext:value-type="string">
            <text:p>Een soort picture jasp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anut woord</text:p>
          </table:table-cell>
          <table:table-cell/>
          <table:table-cell table:formula="of:=CONCATENATE(&quot;&quot;&quot;&quot;;[.A92];&quot; jasper&quot;;&quot;&quot;&quot;&quot;)" office:value-type="string" office:string-value="&quot;Peanut woord jasper&quot;" calcext:value-type="string">
            <text:p>"Peanut woord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casso</text:p>
          </table:table-cell>
          <table:table-cell/>
          <table:table-cell table:formula="of:=CONCATENATE(&quot;&quot;&quot;&quot;;[.A93];&quot; jasper&quot;;&quot;&quot;&quot;&quot;)" office:value-type="string" office:string-value="&quot;Picasso jasper&quot;" calcext:value-type="string">
            <text:p>"Picasso jasper"</text:p>
          </table:table-cell>
          <table:table-cell office:value-type="string" calcext:value-type="string">
            <text:p>pseudo, dolomit (marmer, dis een carbonaat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ture <text:s/></text:p>
          </table:table-cell>
          <table:table-cell/>
          <table:table-cell table:formula="of:=CONCATENATE(&quot;&quot;&quot;&quot;;[.A94];&quot; jasper&quot;;&quot;&quot;&quot;&quot;)" office:value-type="string" office:string-value="&quot;Picture   jasper&quot;" calcext:value-type="string">
            <text:p>"Picture <text:s text:c="2"/>jasper"</text:p>
          </table:table-cell>
          <table:table-cell office:value-type="string" calcext:value-type="string">
            <text:p>Kan bijvoorbeeld een Biggs jasper zij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ture display</text:p>
          </table:table-cell>
          <table:table-cell/>
          <table:table-cell table:formula="of:=CONCATENATE(&quot;&quot;&quot;&quot;;[.A95];&quot; jasper&quot;;&quot;&quot;&quot;&quot;)" office:value-type="string" office:string-value="&quot;Picture display jasper&quot;" calcext:value-type="string">
            <text:p>"Picture display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lbara Picasso</text:p>
          </table:table-cell>
          <table:table-cell/>
          <table:table-cell table:formula="of:=CONCATENATE(&quot;&quot;&quot;&quot;;[.A96];&quot; jasper&quot;;&quot;&quot;&quot;&quot;)" office:value-type="string" office:string-value="&quot;Pilbara Picasso jasper&quot;" calcext:value-type="string">
            <text:p>"Pilbara Picasso jasper"</text:p>
          </table:table-cell>
          <table:table-cell office:value-type="string" calcext:value-type="string">
            <text:p>Australi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nk imperial</text:p>
          </table:table-cell>
          <table:table-cell/>
          <table:table-cell table:formula="of:=CONCATENATE(&quot;&quot;&quot;&quot;;[.A97];&quot; jasper&quot;;&quot;&quot;&quot;&quot;)" office:value-type="string" office:string-value="&quot;Pink imperial jasper&quot;" calcext:value-type="string">
            <text:p>"Pink imperial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me</text:p>
          </table:table-cell>
          <table:table-cell/>
          <table:table-cell table:formula="of:=CONCATENATE(&quot;&quot;&quot;&quot;;[.A98];&quot; jasper&quot;;&quot;&quot;&quot;&quot;)" office:value-type="string" office:string-value="&quot;Plume jasper&quot;" calcext:value-type="string">
            <text:p>"Plume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lychrome</text:p>
          </table:table-cell>
          <table:table-cell/>
          <table:table-cell table:formula="of:=CONCATENATE(&quot;&quot;&quot;&quot;;[.A99];&quot; jasper&quot;;&quot;&quot;&quot;&quot;)" office:value-type="string" office:string-value="&quot;Polychrome jasper&quot;" calcext:value-type="string">
            <text:p>"Polychrome jasper"</text:p>
          </table:table-cell>
          <table:table-cell office:value-type="string" calcext:value-type="string">
            <text:p>Afric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ppy</text:p>
          </table:table-cell>
          <table:table-cell office:value-type="string" calcext:value-type="string">
            <text:p>identiek Morgan Hill Poppy</text:p>
          </table:table-cell>
          <table:table-cell table:formula="of:=CONCATENATE(&quot;&quot;&quot;&quot;;[.A100];&quot; jasper&quot;;&quot;&quot;&quot;&quot;)" office:value-type="string" office:string-value="&quot;Poppy jasper&quot;" calcext:value-type="string">
            <text:p>"Poppy jasper"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rcelain</text:p>
          </table:table-cell>
          <table:table-cell/>
          <table:table-cell table:formula="of:=CONCATENATE(&quot;&quot;&quot;&quot;;[.A101];&quot; jasper&quot;;&quot;&quot;&quot;&quot;)" office:value-type="string" office:string-value="&quot;Porcelain jasper&quot;" calcext:value-type="string">
            <text:p>"Porcelain jasper"</text:p>
          </table:table-cell>
          <table:table-cell office:value-type="string" calcext:value-type="string">
            <text:p>Groep stenen die lijken op ongeglasuurd porcelein. Pseudo (mineralienatla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rple</text:p>
          </table:table-cell>
          <table:table-cell/>
          <table:table-cell table:formula="of:=CONCATENATE(&quot;&quot;&quot;&quot;;[.A102];&quot; jasper&quot;;&quot;&quot;&quot;&quot;)" office:value-type="string" office:string-value="&quot;Purple jasper&quot;" calcext:value-type="string">
            <text:p>"Purple jasper"</text:p>
          </table:table-cell>
          <table:table-cell office:value-type="string" calcext:value-type="string">
            <text:p>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inbow</text:p>
          </table:table-cell>
          <table:table-cell office:value-type="string" calcext:value-type="string">
            <text:p>Fancy</text:p>
          </table:table-cell>
          <table:table-cell table:formula="of:=CONCATENATE(&quot;&quot;&quot;&quot;;[.A103];&quot; jasper&quot;;&quot;&quot;&quot;&quot;)" office:value-type="string" office:string-value="&quot;Rainbow jasper&quot;" calcext:value-type="string">
            <text:p>"Rainbow jasper"</text:p>
          </table:table-cell>
          <table:table-cell office:value-type="string" calcext:value-type="string">
            <text:p>Mexic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inforest</text:p>
          </table:table-cell>
          <table:table-cell/>
          <table:table-cell table:formula="of:=CONCATENATE(&quot;&quot;&quot;&quot;;[.A104];&quot; jasper&quot;;&quot;&quot;&quot;&quot;)" office:value-type="string" office:string-value="&quot;Rainforest jasper&quot;" calcext:value-type="string">
            <text:p>"Rainforest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inforest Rhyolite</text:p>
          </table:table-cell>
          <table:table-cell/>
          <table:table-cell table:formula="of:=CONCATENATE(&quot;&quot;&quot;&quot;;[.A105];&quot; jasper&quot;;&quot;&quot;&quot;&quot;)" office:value-type="string" office:string-value="&quot;Rainforest Rhyolite jasper&quot;" calcext:value-type="string">
            <text:p>"Rainforest Rhyolite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d</text:p>
          </table:table-cell>
          <table:table-cell/>
          <table:table-cell table:formula="of:=CONCATENATE(&quot;&quot;&quot;&quot;;[.A106];&quot; jasper&quot;;&quot;&quot;&quot;&quot;)" office:value-type="string" office:string-value="&quot;Red jasper&quot;" calcext:value-type="string">
            <text:p>"Red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d creek</text:p>
          </table:table-cell>
          <table:table-cell/>
          <table:table-cell table:formula="of:=CONCATENATE(&quot;&quot;&quot;&quot;;[.A107];&quot; jasper&quot;;&quot;&quot;&quot;&quot;)" office:value-type="string" office:string-value="&quot;Red creek jasper&quot;" calcext:value-type="string">
            <text:p>"Red creek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d river</text:p>
          </table:table-cell>
          <table:table-cell/>
          <table:table-cell table:formula="of:=CONCATENATE(&quot;&quot;&quot;&quot;;[.A108];&quot; jasper&quot;;&quot;&quot;&quot;&quot;)" office:value-type="string" office:string-value="&quot;Red river jasper&quot;" calcext:value-type="string">
            <text:p>"Red river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tile skin</text:p>
          </table:table-cell>
          <table:table-cell/>
          <table:table-cell table:formula="of:=CONCATENATE(&quot;&quot;&quot;&quot;;[.A109];&quot; jasper&quot;;&quot;&quot;&quot;&quot;)" office:value-type="string" office:string-value="&quot;Reptile skin jasper&quot;" calcext:value-type="string">
            <text:p>"Reptile skin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m</text:p>
          </table:table-cell>
          <table:table-cell/>
          <table:table-cell table:formula="of:=CONCATENATE(&quot;&quot;&quot;&quot;;[.A110];&quot; jasper&quot;;&quot;&quot;&quot;&quot;)" office:value-type="string" office:string-value="&quot;Rim jasper&quot;" calcext:value-type="string">
            <text:p>"Rim jasper"</text:p>
          </table:table-cell>
          <table:table-cell office:value-type="string" calcext:value-type="string">
            <text:p>West Oregon (Hans Gamm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gueite</text:p>
          </table:table-cell>
          <table:table-cell/>
          <table:table-cell table:formula="of:=CONCATENATE(&quot;&quot;&quot;&quot;;[.A111];&quot; jasper&quot;;&quot;&quot;&quot;&quot;)" office:value-type="string" office:string-value="&quot;Rogueite jasper&quot;" calcext:value-type="string">
            <text:p>"Rogueite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yal eye</text:p>
          </table:table-cell>
          <table:table-cell/>
          <table:table-cell table:formula="of:=CONCATENATE(&quot;&quot;&quot;&quot;;[.A112];&quot; jasper&quot;;&quot;&quot;&quot;&quot;)" office:value-type="string" office:string-value="&quot;Royal eye jasper&quot;" calcext:value-type="string">
            <text:p>"Royal eye jasper"</text:p>
          </table:table-cell>
          <table:table-cell office:value-type="string" calcext:value-type="string">
            <text:p>uit McDermitt caldera, Nevad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yal imperial</text:p>
          </table:table-cell>
          <table:table-cell/>
          <table:table-cell table:formula="of:=CONCATENATE(&quot;&quot;&quot;&quot;;[.A113];&quot; jasper&quot;;&quot;&quot;&quot;&quot;)" office:value-type="string" office:string-value="&quot;Royal imperial jasper&quot;" calcext:value-type="string">
            <text:p>"Royal imperial jasper"</text:p>
          </table:table-cell>
          <table:table-cell office:value-type="string" calcext:value-type="string">
            <text:p>Mexic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ssian</text:p>
          </table:table-cell>
          <table:table-cell/>
          <table:table-cell table:formula="of:=CONCATENATE(&quot;&quot;&quot;&quot;;[.A114];&quot; jasper&quot;;&quot;&quot;&quot;&quot;)" office:value-type="string" office:string-value="&quot;Russian jasper&quot;" calcext:value-type="string">
            <text:p>"Russian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 Simeon Creek</text:p>
          </table:table-cell>
          <table:table-cell/>
          <table:table-cell table:formula="of:=CONCATENATE(&quot;&quot;&quot;&quot;;[.A115];&quot; jasper&quot;;&quot;&quot;&quot;&quot;)" office:value-type="string" office:string-value="&quot;San Simeon Creek jasper&quot;" calcext:value-type="string">
            <text:p>"San Simeon Creek jasper"</text:p>
          </table:table-cell>
          <table:table-cell office:value-type="string" calcext:value-type="string">
            <text:p>Californie (Hans Gamm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ifi</text:p>
          </table:table-cell>
          <table:table-cell office:value-type="string" calcext:value-type="string">
            <text:p>Exotica</text:p>
          </table:table-cell>
          <table:table-cell table:formula="of:=CONCATENATE(&quot;&quot;&quot;&quot;;[.A116];&quot; jasper&quot;;&quot;&quot;&quot;&quot;)" office:value-type="string" office:string-value="&quot;Scifi jasper&quot;" calcext:value-type="string">
            <text:p>"Scifi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table:formula="of:=CONCATENATE(&quot;&quot;&quot;&quot;;[.A117];&quot; jasper&quot;;&quot;&quot;&quot;&quot;)" office:value-type="string" office:string-value="&quot;Sea jasper&quot;" calcext:value-type="string">
            <text:p>"Sea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nake river</text:p>
          </table:table-cell>
          <table:table-cell/>
          <table:table-cell table:formula="of:=CONCATENATE(&quot;&quot;&quot;&quot;;[.A118];&quot; jasper&quot;;&quot;&quot;&quot;&quot;)" office:value-type="string" office:string-value="&quot;snake river jasper&quot;" calcext:value-type="string">
            <text:p>"snake river jasper"</text:p>
          </table:table-cell>
          <table:table-cell office:value-type="string" calcext:value-type="string">
            <text:p>Owyhee (Hans Gamm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nakeskin</text:p>
          </table:table-cell>
          <table:table-cell/>
          <table:table-cell table:formula="of:=CONCATENATE(&quot;&quot;&quot;&quot;;[.A119];&quot; jasper&quot;;&quot;&quot;&quot;&quot;)" office:value-type="string" office:string-value="&quot;Snakeskin jasper&quot;" calcext:value-type="string">
            <text:p>"Snakeskin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nara sunset</text:p>
          </table:table-cell>
          <table:table-cell/>
          <table:table-cell table:formula="of:=CONCATENATE(&quot;&quot;&quot;&quot;;[.A120];&quot; jasper&quot;;&quot;&quot;&quot;&quot;)" office:value-type="string" office:string-value="&quot;Sonara sunset jasper&quot;" calcext:value-type="string">
            <text:p>"Sonara sunset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iderman</text:p>
          </table:table-cell>
          <table:table-cell/>
          <table:table-cell table:formula="of:=CONCATENATE(&quot;&quot;&quot;&quot;;[.A121];&quot; jasper&quot;;&quot;&quot;&quot;&quot;)" office:value-type="string" office:string-value="&quot;Spiderman jasper&quot;" calcext:value-type="string">
            <text:p>"Spiderman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iderweb imperial</text:p>
          </table:table-cell>
          <table:table-cell/>
          <table:table-cell table:formula="of:=CONCATENATE(&quot;&quot;&quot;&quot;;[.A122];&quot; jasper&quot;;&quot;&quot;&quot;&quot;)" office:value-type="string" office:string-value="&quot;Spiderweb imperial jasper&quot;" calcext:value-type="string">
            <text:p>"Spiderweb imperial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ingtime jasper</text:p>
          </table:table-cell>
          <table:table-cell/>
          <table:table-cell table:formula="of:=CONCATENATE(&quot;&quot;&quot;&quot;;[.A123];&quot; jasper&quot;;&quot;&quot;&quot;&quot;)" office:value-type="string" office:string-value="&quot;Springtime jasper jasper&quot;" calcext:value-type="string">
            <text:p>"Springtime jasper jasper"</text:p>
          </table:table-cell>
          <table:table-cell office:value-type="string" calcext:value-type="string">
            <text:p>Nevada (Hans Gamm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r</text:p>
          </table:table-cell>
          <table:table-cell/>
          <table:table-cell table:formula="of:=CONCATENATE(&quot;&quot;&quot;&quot;;[.A124];&quot; jasper&quot;;&quot;&quot;&quot;&quot;)" office:value-type="string" office:string-value="&quot;Star jasper&quot;" calcext:value-type="string">
            <text:p>"Star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rburst</text:p>
          </table:table-cell>
          <table:table-cell/>
          <table:table-cell table:formula="of:=CONCATENATE(&quot;&quot;&quot;&quot;;[.A125];&quot; jasper&quot;;&quot;&quot;&quot;&quot;)" office:value-type="string" office:string-value="&quot;Starburst jasper&quot;" calcext:value-type="string">
            <text:p>"Starburst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one Canyon</text:p>
          </table:table-cell>
          <table:table-cell/>
          <table:table-cell table:formula="of:=CONCATENATE(&quot;&quot;&quot;&quot;;[.A126];&quot; jasper&quot;;&quot;&quot;&quot;&quot;)" office:value-type="string" office:string-value="&quot;Stone Canyon jasper&quot;" calcext:value-type="string">
            <text:p>"Stone Canyon jasper"</text:p>
          </table:table-cell>
          <table:table-cell office:value-type="string" calcext:value-type="string">
            <text:p>Californie (Hans Gamm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ccor</text:p>
          </table:table-cell>
          <table:table-cell/>
          <table:table-cell table:formula="of:=CONCATENATE(&quot;&quot;&quot;&quot;;[.A127];&quot; jasper&quot;;&quot;&quot;&quot;&quot;)" office:value-type="string" office:string-value="&quot;Succor jasper&quot;" calcext:value-type="string">
            <text:p>"Succor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nset</text:p>
          </table:table-cell>
          <table:table-cell/>
          <table:table-cell table:formula="of:=CONCATENATE(&quot;&quot;&quot;&quot;;[.A128];&quot; jasper&quot;;&quot;&quot;&quot;&quot;)" office:value-type="string" office:string-value="&quot;Sunset jasper&quot;" calcext:value-type="string">
            <text:p>"Sunset jasper"</text:p>
          </table:table-cell>
          <table:table-cell office:value-type="string" calcext:value-type="string">
            <text:p>Australi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ycamore creek</text:p>
          </table:table-cell>
          <table:table-cell/>
          <table:table-cell table:formula="of:=CONCATENATE(&quot;&quot;&quot;&quot;;[.A129];&quot; jasper&quot;;&quot;&quot;&quot;&quot;)" office:value-type="string" office:string-value="&quot;Sycamore creek jasper&quot;" calcext:value-type="string">
            <text:p>"Sycamore creek jasper"</text:p>
          </table:table-cell>
          <table:table-cell office:value-type="string" calcext:value-type="string">
            <text:p>Arizona (Hans Gamm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pper creek</text:p>
          </table:table-cell>
          <table:table-cell/>
          <table:table-cell table:formula="of:=CONCATENATE(&quot;&quot;&quot;&quot;;[.A130];&quot; jasper&quot;;&quot;&quot;&quot;&quot;)" office:value-type="string" office:string-value="&quot;Trapper creek jasper&quot;" calcext:value-type="string">
            <text:p>"Trapper creek jasper"</text:p>
          </table:table-cell>
          <table:table-cell office:value-type="string" calcext:value-type="string">
            <text:p>Wyoming (Hans Gamm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rquoise</text:p>
          </table:table-cell>
          <table:table-cell/>
          <table:table-cell table:formula="of:=CONCATENATE(&quot;&quot;&quot;&quot;;[.A131];&quot; jasper&quot;;&quot;&quot;&quot;&quot;)" office:value-type="string" office:string-value="&quot;Turquoise jasper&quot;" calcext:value-type="string">
            <text:p>"Turquoise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 shell</text:p>
          </table:table-cell>
          <table:table-cell/>
          <table:table-cell table:formula="of:=CONCATENATE(&quot;&quot;&quot;&quot;;[.A132];&quot; jasper&quot;;&quot;&quot;&quot;&quot;)" office:value-type="string" office:string-value="&quot;Turtle shell jasper&quot;" calcext:value-type="string">
            <text:p>"Turtle shell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akite</text:p>
          </table:table-cell>
          <table:table-cell/>
          <table:table-cell table:formula="of:=CONCATENATE(&quot;&quot;&quot;&quot;;[.A133];&quot; jasper&quot;;&quot;&quot;&quot;&quot;)" office:value-type="string" office:string-value="&quot;Unakite jasper&quot;" calcext:value-type="string">
            <text:p>"Unakite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taite</text:p>
          </table:table-cell>
          <table:table-cell/>
          <table:table-cell table:formula="of:=CONCATENATE(&quot;&quot;&quot;&quot;;[.A134];&quot; jasper&quot;;&quot;&quot;&quot;&quot;)" office:value-type="string" office:string-value="&quot;Vistaite jasper&quot;" calcext:value-type="string">
            <text:p>"Vistaite jasper"</text:p>
          </table:table-cell>
          <table:table-cell office:value-type="string" calcext:value-type="string">
            <text:p>West Oregon (Hans Gamm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lcano</text:p>
          </table:table-cell>
          <table:table-cell/>
          <table:table-cell table:formula="of:=CONCATENATE(&quot;&quot;&quot;&quot;;[.A135];&quot; jasper&quot;;&quot;&quot;&quot;&quot;)" office:value-type="string" office:string-value="&quot;Volcano jasper&quot;" calcext:value-type="string">
            <text:p>"Volcano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scoite</text:p>
          </table:table-cell>
          <table:table-cell/>
          <table:table-cell table:formula="of:=CONCATENATE(&quot;&quot;&quot;&quot;;[.A136];&quot; jasper&quot;;&quot;&quot;&quot;&quot;)" office:value-type="string" office:string-value="&quot;Wascoite jasper&quot;" calcext:value-type="string">
            <text:p>"Wascoite jasper"</text:p>
          </table:table-cell>
          <table:table-cell office:value-type="string" calcext:value-type="string">
            <text:p>West Oregon (Hans Gamm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ve</text:p>
          </table:table-cell>
          <table:table-cell/>
          <table:table-cell table:formula="of:=CONCATENATE(&quot;&quot;&quot;&quot;;[.A137];&quot; jasper&quot;;&quot;&quot;&quot;&quot;)" office:value-type="string" office:string-value="&quot;Wave jasper&quot;" calcext:value-type="string">
            <text:p>"Wave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ow creek</text:p>
          </table:table-cell>
          <table:table-cell/>
          <table:table-cell table:formula="of:=CONCATENATE(&quot;&quot;&quot;&quot;;[.A138];&quot; jasper&quot;;&quot;&quot;&quot;&quot;)" office:value-type="string" office:string-value="&quot;Willow creek jasper&quot;" calcext:value-type="string">
            <text:p>"Willow creek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nder stone</text:p>
          </table:table-cell>
          <table:table-cell office:value-type="string" calcext:value-type="string">
            <text:p>Liesegang</text:p>
          </table:table-cell>
          <table:table-cell table:formula="of:=CONCATENATE(&quot;&quot;&quot;&quot;;[.A139];&quot; jasper&quot;;&quot;&quot;&quot;&quot;)" office:value-type="string" office:string-value="&quot;Wonder stone jasper&quot;" calcext:value-type="string">
            <text:p>"Wonder stone jasper"</text:p>
          </table:table-cell>
          <table:table-cell office:value-type="string" calcext:value-type="string">
            <text:p>Een Rhyoliet (mineralienatla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ellow</text:p>
          </table:table-cell>
          <table:table-cell/>
          <table:table-cell table:formula="of:=CONCATENATE(&quot;&quot;&quot;&quot;;[.A140];&quot; jasper&quot;;&quot;&quot;&quot;&quot;)" office:value-type="string" office:string-value="&quot;Yellow jasper&quot;" calcext:value-type="string">
            <text:p>"Yellow jasper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ello tree</text:p>
          </table:table-cell>
          <table:table-cell/>
          <table:table-cell table:formula="of:=CONCATENATE(&quot;&quot;&quot;&quot;;[.A141];&quot; jasper&quot;;&quot;&quot;&quot;&quot;)" office:value-type="string" office:string-value="&quot;Yello tree jasper&quot;" calcext:value-type="string">
            <text:p>"Yello tree jasper"</text:p>
          </table:table-cell>
          <table:table-cell office:value-type="string" calcext:value-type="string">
            <text:p>Wyoming (Hans Gamma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Zebra</text:p>
          </table:table-cell>
          <table:table-cell/>
          <table:table-cell table:formula="of:=CONCATENATE(&quot;&quot;&quot;&quot;;[.A142];&quot; jasper&quot;;&quot;&quot;&quot;&quot;)" office:value-type="string" office:string-value="&quot;Zebra jasper&quot;" calcext:value-type="string">
            <text:p>"Zebra jasper"</text:p>
          </table:table-cell>
          <table:table-cell office:value-type="string" calcext:value-type="string">
            <text:p>Soms bescheven als donkerbruin (mineralienatlas) maar ook als zwart wit (plaatjes op internet)</text:p>
          </table:table-cell>
          <table:table-cell table:number-columns-repeated="1020"/>
        </table:table-row>
        <table:table-row table:style-name="ro1" table:number-rows-repeated="10484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9T21:18:51.629390018</meta:creation-date>
    <dc:date>2022-11-18T21:49:28.843455957</dc:date>
    <meta:editing-duration>PT4H4M21S</meta:editing-duration>
    <meta:editing-cycles>38</meta:editing-cycles>
    <meta:generator>LibreOffice/7.4.2.3$Linux_X86_64 LibreOffice_project/40$Build-3</meta:generator>
    <meta:document-statistic meta:table-count="1" meta:cell-count="473" meta:object-count="0"/>
  </office:meta>
</office:document-meta>
</file>